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89cm" table:align="left"/>
    </style:style>
    <style:style style:name="Table1.A" style:family="table-column">
      <style:table-column-properties style:column-width="2.415cm"/>
    </style:style>
    <style:style style:name="Table1.B" style:family="table-column">
      <style:table-column-properties style:column-width="3.2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e47f" officeooo:paragraph-rsid="000ce47f"/>
    </style:style>
    <style:style style:name="P2" style:family="paragraph" style:parent-style-name="Standard">
      <style:text-properties officeooo:rsid="000ce47f" officeooo:paragraph-rsid="001e7f75"/>
    </style:style>
    <style:style style:name="P3" style:family="paragraph" style:parent-style-name="Standard">
      <style:text-properties officeooo:rsid="000ce47f" officeooo:paragraph-rsid="002597c5"/>
    </style:style>
    <style:style style:name="P4" style:family="paragraph" style:parent-style-name="Standard">
      <style:text-properties fo:font-weight="bold" officeooo:rsid="000ce47f" officeooo:paragraph-rsid="001e7f75" style:font-weight-asian="bold" style:font-weight-complex="bold"/>
    </style:style>
    <style:style style:name="P5" style:family="paragraph" style:parent-style-name="Standard">
      <style:text-properties fo:font-weight="bold" officeooo:rsid="000ce47f" officeooo:paragraph-rsid="002597c5" style:font-weight-asian="bold" style:font-weight-complex="bold"/>
    </style:style>
    <style:style style:name="P6" style:family="paragraph" style:parent-style-name="Standard">
      <style:text-properties fo:font-weight="bold" officeooo:rsid="0010fb68" officeooo:paragraph-rsid="001e7f75" style:font-weight-asian="bold" style:font-weight-complex="bold"/>
    </style:style>
    <style:style style:name="P7" style:family="paragraph" style:parent-style-name="Standard">
      <style:text-properties fo:font-weight="bold" officeooo:rsid="0012751e" officeooo:paragraph-rsid="001e7f75" style:font-weight-asian="bold" style:font-weight-complex="bold"/>
    </style:style>
    <style:style style:name="P8" style:family="paragraph" style:parent-style-name="Standard">
      <style:text-properties fo:font-weight="bold" officeooo:rsid="001e99f0" officeooo:paragraph-rsid="001e99f0" style:font-weight-asian="bold" style:font-weight-complex="bold"/>
    </style:style>
    <style:style style:name="P9" style:family="paragraph" style:parent-style-name="Standard">
      <style:text-properties fo:font-weight="bold" officeooo:rsid="00219701" officeooo:paragraph-rsid="00219701" style:font-weight-asian="bold" style:font-weight-complex="bold"/>
    </style:style>
    <style:style style:name="P10" style:family="paragraph" style:parent-style-name="Standard">
      <style:text-properties fo:font-weight="bold" officeooo:rsid="0021ecf4" officeooo:paragraph-rsid="0021ecf4" style:font-weight-asian="bold" style:font-weight-complex="bold"/>
    </style:style>
    <style:style style:name="P11" style:family="paragraph" style:parent-style-name="Standard">
      <style:text-properties fo:font-weight="bold" officeooo:rsid="0023b6b6" officeooo:paragraph-rsid="0023b6b6" style:font-weight-asian="bold" style:font-weight-complex="bold"/>
    </style:style>
    <style:style style:name="P12" style:family="paragraph" style:parent-style-name="Standard">
      <style:text-properties fo:font-weight="bold" officeooo:rsid="0026ecca" officeooo:paragraph-rsid="0026ecca" style:font-weight-asian="bold" style:font-weight-complex="bold"/>
    </style:style>
    <style:style style:name="P13" style:family="paragraph" style:parent-style-name="Standard">
      <style:text-properties fo:font-size="16pt" fo:font-weight="bold" officeooo:rsid="000ce47f" officeooo:paragraph-rsid="000ce47f" style:font-size-asian="16pt" style:font-weight-asian="bold" style:font-size-complex="16pt" style:font-weight-complex="bold"/>
    </style:style>
    <style:style style:name="P14" style:family="paragraph" style:parent-style-name="Standard">
      <style:text-properties fo:font-weight="normal" officeooo:rsid="0010fb68" officeooo:paragraph-rsid="001e7f75" style:font-weight-asian="normal" style:font-weight-complex="normal"/>
    </style:style>
    <style:style style:name="P15" style:family="paragraph" style:parent-style-name="Standard">
      <style:text-properties fo:font-weight="normal" officeooo:rsid="001e7f75" officeooo:paragraph-rsid="001e7f75" style:font-weight-asian="normal" style:font-weight-complex="normal"/>
    </style:style>
    <style:style style:name="P16" style:family="paragraph" style:parent-style-name="Standard">
      <style:text-properties fo:font-weight="normal" officeooo:rsid="001e99f0" officeooo:paragraph-rsid="001e7f75" style:font-weight-asian="normal" style:font-weight-complex="normal"/>
    </style:style>
    <style:style style:name="P17" style:family="paragraph" style:parent-style-name="Standard">
      <style:text-properties fo:font-weight="normal" officeooo:rsid="00219701" officeooo:paragraph-rsid="001e7f75" style:font-weight-asian="normal" style:font-weight-complex="normal"/>
    </style:style>
    <style:style style:name="P18" style:family="paragraph" style:parent-style-name="Standard">
      <style:text-properties fo:font-weight="normal" officeooo:rsid="0021e7e9" officeooo:paragraph-rsid="00219701" style:font-weight-asian="normal" style:font-weight-complex="normal"/>
    </style:style>
    <style:style style:name="P19" style:family="paragraph" style:parent-style-name="Standard">
      <style:text-properties fo:font-weight="normal" officeooo:rsid="0021ecf4" officeooo:paragraph-rsid="00219701" style:font-weight-asian="normal" style:font-weight-complex="normal"/>
    </style:style>
    <style:style style:name="P20" style:family="paragraph" style:parent-style-name="Standard">
      <style:text-properties fo:font-weight="normal" officeooo:rsid="0021ecf4" officeooo:paragraph-rsid="0021ecf4" style:font-weight-asian="normal" style:font-weight-complex="normal"/>
    </style:style>
    <style:style style:name="P21" style:family="paragraph" style:parent-style-name="Standard">
      <style:text-properties fo:font-weight="normal" officeooo:rsid="0023b6b6" officeooo:paragraph-rsid="0023b6b6" style:font-weight-asian="normal" style:font-weight-complex="normal"/>
    </style:style>
    <style:style style:name="P22" style:family="paragraph" style:parent-style-name="Standard">
      <style:text-properties fo:font-weight="normal" officeooo:rsid="002341fb" officeooo:paragraph-rsid="002341fb" style:font-weight-asian="normal" style:font-weight-complex="normal"/>
    </style:style>
    <style:style style:name="P23" style:family="paragraph" style:parent-style-name="Standard">
      <style:text-properties fo:font-weight="normal" officeooo:rsid="0028acd1" officeooo:paragraph-rsid="0028acd1" style:font-weight-asian="normal" style:font-weight-complex="normal"/>
    </style:style>
    <style:style style:name="P24" style:family="paragraph" style:parent-style-name="Standard">
      <style:text-properties officeooo:rsid="002597c5" officeooo:paragraph-rsid="002597c5"/>
    </style:style>
    <style:style style:name="P25" style:family="paragraph" style:parent-style-name="Standard">
      <style:paragraph-properties fo:break-before="page"/>
      <style:text-properties fo:font-size="16pt" fo:font-weight="bold" officeooo:rsid="000ce47f" officeooo:paragraph-rsid="001e7f7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break-before="page"/>
      <style:text-properties fo:font-size="16pt" fo:font-weight="bold" officeooo:rsid="000ce47f" officeooo:paragraph-rsid="002597c5" style:font-size-asian="16pt" style:font-weight-asian="bold" style:font-size-complex="16pt" style:font-weight-complex="bold"/>
    </style:style>
    <style:style style:name="P27" style:family="paragraph" style:parent-style-name="Standard">
      <style:paragraph-properties fo:break-before="page"/>
      <style:text-properties fo:font-size="16pt" fo:font-weight="bold" officeooo:rsid="000ce47f" officeooo:paragraph-rsid="0028acd1" style:font-size-asian="16pt" style:font-weight-asian="bold" style:font-size-complex="16pt" style:font-weight-complex="bold"/>
    </style:style>
    <style:style style:name="P28" style:family="paragraph" style:parent-style-name="Standard">
      <style:text-properties fo:font-weight="normal" officeooo:rsid="0026ecca" officeooo:paragraph-rsid="0026ecca" style:font-weight-asian="normal" style:font-weight-complex="normal"/>
    </style:style>
    <style:style style:name="P29" style:family="paragraph" style:parent-style-name="Standard">
      <style:text-properties fo:font-weight="normal" officeooo:rsid="001e7f75" officeooo:paragraph-rsid="002597c5" style:font-weight-asian="normal" style:font-weight-complex="normal"/>
    </style:style>
    <style:style style:name="P30" style:family="paragraph" style:parent-style-name="Standard">
      <style:text-properties fo:font-weight="normal" officeooo:rsid="0010fb68" officeooo:paragraph-rsid="002597c5" style:font-weight-asian="normal" style:font-weight-complex="normal"/>
    </style:style>
    <style:style style:name="P31" style:family="paragraph" style:parent-style-name="Standard">
      <style:text-properties fo:font-weight="normal" officeooo:rsid="0010fb68" officeooo:paragraph-rsid="002af8e3" style:font-weight-asian="normal" style:font-weight-complex="normal"/>
    </style:style>
    <style:style style:name="P32" style:family="paragraph" style:parent-style-name="Standard">
      <style:text-properties fo:font-weight="normal" officeooo:rsid="002b6dd2" officeooo:paragraph-rsid="002b6dd2" style:font-weight-asian="normal" style:font-weight-complex="normal"/>
    </style:style>
    <style:style style:name="P33" style:family="paragraph" style:parent-style-name="Standard">
      <style:text-properties fo:font-weight="normal" officeooo:rsid="002f907c" officeooo:paragraph-rsid="002f907c" style:font-weight-asian="normal" style:font-weight-complex="normal"/>
    </style:style>
    <style:style style:name="P34" style:family="paragraph" style:parent-style-name="Standard">
      <style:text-properties fo:font-weight="bold" officeooo:rsid="0012751e" officeooo:paragraph-rsid="002af8e3" style:font-weight-asian="bold" style:font-weight-complex="bold"/>
    </style:style>
    <style:style style:name="P35" style:family="paragraph" style:parent-style-name="Standard">
      <style:text-properties fo:font-weight="bold" officeooo:rsid="0012751e" officeooo:paragraph-rsid="002b6dd2" style:font-weight-asian="bold" style:font-weight-complex="bold"/>
    </style:style>
    <style:style style:name="P36" style:family="paragraph" style:parent-style-name="Standard">
      <style:text-properties fo:font-weight="bold" officeooo:rsid="0012751e" officeooo:paragraph-rsid="002db331" style:font-weight-asian="bold" style:font-weight-complex="bold"/>
    </style:style>
    <style:style style:name="P37" style:family="paragraph" style:parent-style-name="Standard">
      <style:text-properties fo:font-weight="bold" officeooo:rsid="0010fb68" officeooo:paragraph-rsid="002597c5" style:font-weight-asian="bold" style:font-weight-complex="bold"/>
    </style:style>
    <style:style style:name="P38" style:family="paragraph" style:parent-style-name="Standard">
      <style:text-properties fo:font-weight="bold" officeooo:rsid="0010fb68" officeooo:paragraph-rsid="002af8e3" style:font-weight-asian="bold" style:font-weight-complex="bold"/>
    </style:style>
    <style:style style:name="P39" style:family="paragraph" style:parent-style-name="Standard">
      <style:text-properties fo:font-weight="bold" officeooo:rsid="002b6dd2" officeooo:paragraph-rsid="002b6dd2" style:font-weight-asian="bold" style:font-weight-complex="bold"/>
    </style:style>
    <style:style style:name="P40" style:family="paragraph" style:parent-style-name="Standard">
      <style:text-properties fo:font-weight="bold" officeooo:rsid="002db331" officeooo:paragraph-rsid="002db331" style:font-weight-asian="bold" style:font-weight-complex="bold"/>
    </style:style>
    <style:style style:name="P41" style:family="paragraph" style:parent-style-name="Standard">
      <style:text-properties fo:font-weight="bold" officeooo:rsid="002db331" officeooo:paragraph-rsid="00336e44" style:font-weight-asian="bold" style:font-weight-complex="bold"/>
    </style:style>
    <style:style style:name="P42" style:family="paragraph" style:parent-style-name="Standard">
      <style:text-properties fo:font-weight="bold" officeooo:rsid="00219701" officeooo:paragraph-rsid="002db331" style:font-weight-asian="bold" style:font-weight-complex="bold"/>
    </style:style>
    <style:style style:name="P43" style:family="paragraph" style:parent-style-name="Standard">
      <style:text-properties fo:font-weight="bold" officeooo:rsid="002f907c" officeooo:paragraph-rsid="002f907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297c7a" officeooo:paragraph-rsid="00297c7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297c7a" officeooo:paragraph-rsid="00297c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f8e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7cf1" style:font-weight-asian="normal" style:font-weight-complex="normal"/>
    </style:style>
    <style:style style:name="T5" style:family="text">
      <style:text-properties fo:font-weight="normal" officeooo:rsid="0015f639" style:font-weight-asian="normal" style:font-weight-complex="normal"/>
    </style:style>
    <style:style style:name="T6" style:family="text">
      <style:text-properties fo:font-weight="normal" officeooo:rsid="001e7f75" style:font-weight-asian="normal" style:font-weight-complex="normal"/>
    </style:style>
    <style:style style:name="T7" style:family="text">
      <style:text-properties fo:font-weight="normal" officeooo:rsid="001e99f0" style:font-weight-asian="normal" style:font-weight-complex="normal"/>
    </style:style>
    <style:style style:name="T8" style:family="text">
      <style:text-properties fo:font-weight="normal" officeooo:rsid="001fb483" style:font-weight-asian="normal" style:font-weight-complex="normal"/>
    </style:style>
    <style:style style:name="T9" style:family="text">
      <style:text-properties fo:font-weight="normal" officeooo:rsid="00219701" style:font-weight-asian="normal" style:font-weight-complex="normal"/>
    </style:style>
    <style:style style:name="T10" style:family="text">
      <style:text-properties fo:font-weight="normal" officeooo:rsid="0021e7e9" style:font-weight-asian="normal" style:font-weight-complex="normal"/>
    </style:style>
    <style:style style:name="T11" style:family="text">
      <style:text-properties fo:font-weight="normal" officeooo:rsid="0021ecf4" style:font-weight-asian="normal" style:font-weight-complex="normal"/>
    </style:style>
    <style:style style:name="T12" style:family="text">
      <style:text-properties fo:font-weight="normal" officeooo:rsid="002341fb" style:font-weight-asian="normal" style:font-weight-complex="normal"/>
    </style:style>
    <style:style style:name="T13" style:family="text">
      <style:text-properties fo:font-weight="normal" officeooo:rsid="0023b6b6" style:font-weight-asian="normal" style:font-weight-complex="normal"/>
    </style:style>
    <style:style style:name="T14" style:family="text">
      <style:text-properties fo:font-weight="normal" officeooo:rsid="002af8e3" style:font-weight-asian="normal" style:font-weight-complex="normal"/>
    </style:style>
    <style:style style:name="T15" style:family="text">
      <style:text-properties fo:font-weight="normal" officeooo:rsid="002b6dd2" style:font-weight-asian="normal" style:font-weight-complex="normal"/>
    </style:style>
    <style:style style:name="T16" style:family="text">
      <style:text-properties fo:font-weight="normal" officeooo:rsid="002db331" style:font-weight-asian="normal" style:font-weight-complex="normal"/>
    </style:style>
    <style:style style:name="T17" style:family="text">
      <style:text-properties fo:font-weight="normal" officeooo:rsid="0032a46e" style:font-weight-asian="normal" style:font-weight-complex="normal"/>
    </style:style>
    <style:style style:name="T18" style:family="text">
      <style:text-properties fo:font-weight="normal" officeooo:rsid="00336e44" style:font-weight-asian="normal" style:font-weight-complex="normal"/>
    </style:style>
    <style:style style:name="T19" style:family="text">
      <style:text-properties officeooo:rsid="001e7f75"/>
    </style:style>
    <style:style style:name="T20" style:family="text">
      <style:text-properties officeooo:rsid="0023b6b6"/>
    </style:style>
    <style:style style:name="T21" style:family="text">
      <style:text-properties officeooo:rsid="002597c5"/>
    </style:style>
    <style:style style:name="T22" style:family="text">
      <style:text-properties officeooo:rsid="00279f81"/>
    </style:style>
    <style:style style:name="T23" style:family="text">
      <style:text-properties officeooo:rsid="0028acd1"/>
    </style:style>
    <style:style style:name="T24" style:family="text">
      <style:text-properties officeooo:rsid="002af8e3"/>
    </style:style>
    <style:style style:name="T25" style:family="text">
      <style:text-properties officeooo:rsid="0030cf04"/>
    </style:style>
    <style:style style:name="T26" style:family="text">
      <style:text-properties officeooo:rsid="00336d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jercicios tema 1 Linux:</text:p>
      <text:p text:style-name="P1"/>
      <text:p text:style-name="P1"/>
      <text:p text:style-name="P12">1,-<text:span text:style-name="T3"> An operating system is a program that allow the user to interact with the computer and its</text:span></text:p>
      <text:p text:style-name="P28">components, so (c) is correct.</text:p>
      <text:p text:style-name="P12">2,-<text:span text:style-name="T3"> A Linux distribution consists of the kernel of the OS, along with an installation program</text:span></text:p>
      <text:p text:style-name="P28">and a set of applications. Therefore, the correct answer is (a).</text:p>
      <text:p text:style-name="P12">3,-<text:span text:style-name="T3"> a) Sabayon b) Slackware.</text:span></text:p>
      <text:p text:style-name="P12"><text:span text:style-name="T22">4,-</text:span><text:span text:style-name="T3"> There is a list of the most popular Linux distributions at http://distrowatch.com. At the</text:span></text:p>
      <text:p text:style-name="P28">time of writing this document, the information displayed is as follows:</text:p>
      <text:p text:style-name="P28">a) the most popular distros in last month are: 1 Ubuntu, 2 Debian, 3 Mint 4 openSUSE, 5</text:p>
      <text:p text:style-name="P28">Fedora, 6 MEPIS, 7 Mandriva, 8 Arch, 9 PCLinuxOS, 10 CentOS.</text:p>
      <text:p text:style-name="P28">b) the most popular distros in last year are: 1 Ubuntu, 2 openSUSE, 3 Mint, 4 Fedora, 5</text:p>
      <text:p text:style-name="P28">Debian, 6 PCLinuxOS, 7 Mandriva, 8 Sabayon, 9 Dreamlinux, 10 CentOS.</text:p>
      <text:p text:style-name="P12"><text:span text:style-name="T22">5,-</text:span><text:span text:style-name="T3"> a) The first Linux version was programmed by Linus Torvalds, b) the goal was to</text:span></text:p>
      <text:p text:style-name="P28">improve MINIX, a UNIX-like operating system used in the university.</text:p>
      <text:p text:style-name="P12"><text:span text:style-name="T22">6,-</text:span><text:span text:style-name="T3"> b) False. You can have any operating system on the local machine, the only thing you</text:span></text:p>
      <text:p text:style-name="P28">need is a telnet client to access the remote machine.</text:p>
      <text:p text:style-name="P12"><text:span text:style-name="T22">7,-</text:span><text:span text:style-name="T3"> a) The first Linux version was written for AT 386/486 clones. b) Nowadays there are</text:span></text:p>
      <text:p text:style-name="P28">Linux versions for almost any hardware.</text:p>
      <text:p text:style-name="P12"><text:span text:style-name="T22">8,-</text:span><text:span text:style-name="T3"> The Linux mascot is called Tux. Therefore, the correct answer is (b).</text:span></text:p>
      <text:p text:style-name="P12"><text:span text:style-name="T22">9,-</text:span><text:span text:style-name="T3"> Larry Ewing.</text:span></text:p>
      <text:p text:style-name="P12"><text:span text:style-name="T22">10,-</text:span><text:span text:style-name="T3"> You can take a look at this site: http://www.pendrivelinux.com. Some of the best known</text:span></text:p>
      <text:p text:style-name="P28">distros to use with memory sticks are Damn Small Linux (DSL), SLAX and Puppy</text:p>
      <text:p text:style-name="P28">Linux.</text:p>
      <text:p text:style-name="P27">Ejercicios tema <text:span text:style-name="T23">2</text:span> Linux:</text:p>
      <text:p text:style-name="P23"/>
      <text:p text:style-name="P23"><text:span text:style-name="T1">1,-</text:span> In /etc directory.</text:p>
      <text:p text:style-name="P23"><text:span text:style-name="T1">2,-</text:span> b) Username and password.</text:p>
      <text:p text:style-name="P23"><text:span text:style-name="T1">3,-</text:span> ls</text:p>
      <text:p text:style-name="P23"><text:span text:style-name="T1">4,-</text:span> ls ..</text:p>
      <text:p text:style-name="P23"><text:span text:style-name="T1">5,-</text:span> cal may 1972 (type the correct month and year to see the calendar).</text:p>
      <text:p text:style-name="P23"><text:span text:style-name="T1">6,-</text:span> ls /bin</text:p>
      <text:p text:style-name="P23"><text:span text:style-name="T1">7,-</text:span> a) ls /usr/bin</text:p>
      <text:p text:style-name="P23">b) cd ..</text:p>
      <text:p text:style-name="P23">cd ..</text:p>
      <text:p text:style-name="P23">cd usr</text:p>
      <text:p text:style-name="P23">cd bin</text:p>
      <text:p text:style-name="P23">ls</text:p>
      <text:p text:style-name="P23">c) cd /usr/bin</text:p>
      <text:p text:style-name="P23">ls</text:p>
      <text:p text:style-name="P23"><text:span text:style-name="T1">8,-</text:span> ls -R /etc</text:p>
      <text:p text:style-name="P23"><text:span text:style-name="T1">9,-</text:span> ls -S /usr/bin/X11</text:p>
      <text:p text:style-name="P23"><text:span text:style-name="T1">10,-</text:span> ls -Slh /etc</text:p>
      <text:p text:style-name="P23"><text:span text:style-name="T1">11,-</text:span> ls -Sshr /bin</text:p>
      <text:p text:style-name="P23"><text:span text:style-name="T1">12,-</text:span> ls /</text:p>
      <text:p text:style-name="P23"><text:span text:style-name="T1">13,-</text:span> ls ../../..</text:p>
      <text:p text:style-name="P23"><text:span text:style-name="T1">14,-</text:span> mkdir expenses</text:p>
      <text:p text:style-name="P23"><text:span text:style-name="T1">15,-</text:span> A “normal” user can't create a directory inside /etc. you get the error “Access denied”.</text:p>
      <text:p text:style-name="P23">Only a user with admin privileges (root) can do. This prevent the users from damaging</text:p>
      <text:p text:style-name="P23">the system.</text:p>
      <text:p text:style-name="P23"><text:span text:style-name="T1">16,-</text:span> cat /etc/fstab</text:p>
      <text:p text:style-name="P23"><text:span text:style-name="T1">17,-</text:span> head /etc/bash.bashrc</text:p>
      <text:p text:style-name="P23"><text:span text:style-name="T1">18,-</text:span> ~$ mkdir multimedia</text:p>
      <text:p text:style-name="P23">~$ cd multimedia/</text:p>
      <text:p text:style-name="P23">~/multimedia$ mkdir music pictures video slides</text:p>
      <text:p text:style-name="P23">~/multimedia$ cd pictures/</text:p>
      <text:p text:style-name="P23">~/multimedia/pictures$ mkdir personal others</text:p>
      <text:p text:style-name="P23"><text:span text:style-name="T1">19,-</text:span> cd</text:p>
      <text:p text:style-name="P23">cd multimedia/music</text:p>
      <text:p text:style-name="P23">touch favourite_styles.txt</text:p>
      <text:p text:style-name="P23"><text:span text:style-name="T1">20,-</text:span> vi favourite_styles.txt</text:p>
      <text:p text:style-name="P23">i</text:p>
      <text:p text:style-name="P23">electronic</text:p>
      <text:p text:style-name="P23">ambient</text:p>
      <text:p text:style-name="P23">folk</text:p>
      <text:p text:style-name="P23">classic</text:p>
      <text:p text:style-name="P23">pop</text:p>
      <text:p text:style-name="P23">ESC:w</text:p>
      <text:p text:style-name="P23">:q</text:p>
      <text:p text:style-name="P23"><text:span text:style-name="T1">21,-</text:span> cat favourite_styles.txt</text:p>
      <text:p text:style-name="P23"><text:span text:style-name="T1">22,-</text:span> head -n3 favourite_styles.txt</text:p>
      <text:p text:style-name="P23"><text:span text:style-name="T1">23,-</text:span> tail -n1 favourite_styles.txt</text:p>
      <text:p text:style-name="P23"><text:span text:style-name="T1">24,-</text:span> tail -n+2 favourite_styles.txt</text:p>
      <text:p text:style-name="P25">Ejercicios tema <text:span text:style-name="T19">3</text:span> Linux:</text:p>
      <text:p text:style-name="P2"/>
      <text:p text:style-name="P2"/>
      <text:p text:style-name="P4">1,- <text:span text:style-name="T6">ls *.jpg</text:span></text:p>
      <text:p text:style-name="P14"><text:span text:style-name="T1">2,- </text:span><text:span text:style-name="T19">cd /usr/bin</text:span></text:p>
      <text:p text:style-name="P15"><text:s text:c="5"/>ls j*</text:p>
      <text:p text:style-name="P6">3,-<text:span text:style-name="T3"> </text:span><text:span text:style-name="T4">ls /</text:span><text:span text:style-name="T6">usr/bin/k?a*</text:span></text:p>
      <text:p text:style-name="P7">4,-<text:span text:style-name="T3"> </text:span><text:span text:style-name="T5">ls /</text:span><text:span text:style-name="T6">usr/bin/*n</text:span></text:p>
      <text:p text:style-name="P7">5,- <text:span text:style-name="T7">ls -R /etc</text:span></text:p>
      <text:p text:style-name="P7">6,-<text:span text:style-name="T3"> </text:span><text:span text:style-name="T7">mkdir test</text:span></text:p>
      <text:p text:style-name="P16"><text:s text:c="6"/>cp /bin/gzip <text:s/>test</text:p>
      <text:p text:style-name="P16"><text:s text:c="6"/>cd test</text:p>
      <text:p text:style-name="P8"><text:span text:style-name="T7"><text:s text:c="6"/></text:span><text:span text:style-name="T8">cp</text:span><text:span text:style-name="T3"> gzip gzip2</text:span></text:p>
      <text:p text:style-name="P7">7,-<text:span text:style-name="T3"> </text:span><text:span text:style-name="T9">mv test test2</text:span></text:p>
      <text:p text:style-name="P17"><text:s text:c="5"/>mkdir test3</text:p>
      <text:p text:style-name="P7"><text:span text:style-name="T9"><text:s text:c="5"/>mv test</text:span><text:span text:style-name="T12">2/* </text:span><text:span text:style-name="T9"><text:s/>tes</text:span><text:span text:style-name="T12">t3</text:span></text:p>
      <text:p text:style-name="P7"><text:span text:style-name="T9"><text:s text:c="5"/>rm -</text:span><text:span text:style-name="T12">r</text:span><text:span text:style-name="T9"> test2</text:span></text:p>
      <text:p text:style-name="P9">8,-<text:span text:style-name="T3"> </text:span><text:span text:style-name="T12">S</text:span><text:span text:style-name="T3">e puede, </text:span><text:span text:style-name="T12">pero</text:span><text:span text:style-name="T3"> no es recomendable poner </text:span><text:span text:style-name="T12">caracteres especiales</text:span><text:span text:style-name="T3"> en los nombres de los archivos.</text:span></text:p>
      <text:p text:style-name="P9">9,-<text:span text:style-name="T3"> </text:span><text:span text:style-name="T10">mkdir multimedia_test </text:span></text:p>
      <text:p text:style-name="P9"><text:span text:style-name="T10"><text:s text:c="5"/>cp -</text:span><text:span text:style-name="T12">R</text:span><text:span text:style-name="T10"> multimedia/* multimedia_test</text:span></text:p>
      <text:p text:style-name="P18"><text:s text:c="5"/>cd multimedia/video</text:p>
      <text:p text:style-name="P9"><text:span text:style-name="T10"><text:s text:c="5"/></text:span><text:span text:style-name="T11">touch films.txt</text:span></text:p>
      <text:p text:style-name="P19"><text:s text:c="5"/>touch actors.txt</text:p>
      <text:p text:style-name="P20"><text:s text:c="5"/>nano films.txt</text:p>
      <text:p text:style-name="P20"><text:s text:c="5"/>“forrest gump”</text:p>
      <text:p text:style-name="P20"><text:s text:c="5"/>^X</text:p>
      <text:p text:style-name="P10"><text:span text:style-name="T3"><text:s text:c="4"/></text:span><text:span text:style-name="T13">cd ../../multimedia_test/video</text:span></text:p>
      <text:p text:style-name="P21"><text:s text:c="4"/>nano films.txt</text:p>
      <text:p text:style-name="P21"><text:s text:c="5"/>cd</text:p>
      <text:p text:style-name="P22"><text:s text:c="5"/>cp -Ru multimedia/* multimedia_test</text:p>
      <text:p text:style-name="P10"><text:span text:style-name="T20">10,-</text:span><text:span text:style-name="T13"> rm -Ri multimedia/pictures/others</text:span></text:p>
      <text:p text:style-name="P11">11,-<text:span text:style-name="T3"> mv multimedia/video/films.txt multimedia/myfilms.txt</text:span></text:p>
      <text:p text:style-name="P26">Ejercicios tema <text:span text:style-name="T21">4</text:span> Linux:</text:p>
      <text:p text:style-name="P3"/>
      <text:p text:style-name="P24">Hacer 1, 2, 3, 4, 5, 6, 7, 8, <text:s/>11, 13, 17</text:p>
      <text:p text:style-name="P5"/>
      <text:p text:style-name="P5">1,-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654</text:p>
          </table:table-cell>
          <table:table-cell table:style-name="Table1.B1" office:value-type="string">
            <text:p text:style-name="P45">rw-r-xr--</text:p>
          </table:table-cell>
        </table:table-row>
        <table:table-row>
          <table:table-cell table:style-name="Table1.A2" office:value-type="string">
            <text:p text:style-name="P45">766</text:p>
          </table:table-cell>
          <table:table-cell table:style-name="Table1.B2" office:value-type="string">
            <text:p text:style-name="P44">rwxrw-rw-</text:p>
          </table:table-cell>
        </table:table-row>
        <table:table-row>
          <table:table-cell table:style-name="Table1.A2" office:value-type="string">
            <text:p text:style-name="P45">777</text:p>
          </table:table-cell>
          <table:table-cell table:style-name="Table1.B2" office:value-type="string">
            <text:p text:style-name="P44">rwxrwxrwx</text:p>
          </table:table-cell>
        </table:table-row>
        <table:table-row>
          <table:table-cell table:style-name="Table1.A2" office:value-type="string">
            <text:p text:style-name="P44">520</text:p>
          </table:table-cell>
          <table:table-cell table:style-name="Table1.B2" office:value-type="string">
            <text:p text:style-name="P45">r-x-w----</text:p>
          </table:table-cell>
        </table:table-row>
        <table:table-row>
          <table:table-cell table:style-name="Table1.A2" office:value-type="string">
            <text:p text:style-name="P44">764</text:p>
          </table:table-cell>
          <table:table-cell table:style-name="Table1.B2" office:value-type="string">
            <text:p text:style-name="P45"><text:span text:style-name="T25">r</text:span>wxrw-r--</text:p>
          </table:table-cell>
        </table:table-row>
        <table:table-row>
          <table:table-cell table:style-name="Table1.A2" office:value-type="string">
            <text:p text:style-name="P45">440</text:p>
          </table:table-cell>
          <table:table-cell table:style-name="Table1.B2" office:value-type="string">
            <text:p text:style-name="P44">r--r-----</text:p>
          </table:table-cell>
        </table:table-row>
      </table:table>
      <text:p text:style-name="P29"/>
      <text:p text:style-name="P30"><text:span text:style-name="T1">2,- </text:span><text:span text:style-name="T24">sudo groupadd office1</text:span></text:p>
      <text:p text:style-name="P31"><text:span text:style-name="T2"><text:s text:c="5"/></text:span><text:span text:style-name="T24">sudo groupadd office2</text:span></text:p>
      <text:p text:style-name="P37">3,-<text:span text:style-name="T3"> </text:span><text:span text:style-name="T14">adduser ge</text:span><text:span text:style-name="T17">a</text:span><text:span text:style-name="T14">roid –ingroup office1</text:span></text:p>
      <text:p text:style-name="P38"><text:span text:style-name="T14"><text:s text:c="5"/>adduser paul –ingroup office1</text:span></text:p>
      <text:p text:style-name="P34">4,-<text:span text:style-name="T3"> </text:span><text:span text:style-name="T14">adduser anna –ingroup office2</text:span></text:p>
      <text:p text:style-name="P34"><text:span text:style-name="T14"><text:s text:c="6"/>adduser emma –ingroup office2</text:span></text:p>
      <text:p text:style-name="P35">5,- <text:span text:style-name="T15">su gearoid</text:span></text:p>
      <text:p text:style-name="P32"><text:s text:c="6"/>cd</text:p>
      <text:p text:style-name="P32"><text:s text:c="6"/>touch top_secret.txt</text:p>
      <text:p text:style-name="P32"><text:s text:c="6"/>chmod 600 top_secret.txt // <text:span text:style-name="T26">chmod g+rw top_secret.txt</text:span></text:p>
      <text:p text:style-name="P35">6,-<text:span text:style-name="T3"> </text:span><text:span text:style-name="T15">touch sales.txt</text:span></text:p>
      <text:p text:style-name="P39"><text:span text:style-name="T3"><text:s text:c="5"/>chmod g+rw sales.txt</text:span></text:p>
      <text:p text:style-name="P39"><text:span text:style-name="T3"><text:s text:c="6"/>exit</text:span></text:p>
      <text:p text:style-name="P39"><text:span text:style-name="T3"><text:s text:c="6"/>su paul</text:span></text:p>
      <text:p text:style-name="P39"><text:span text:style-name="T3"><text:s text:c="6"/>vi /home/gearoid/sales.txt</text:span></text:p>
      <text:p text:style-name="P36">7,-<text:span text:style-name="T3"> </text:span><text:span text:style-name="T16">exit</text:span></text:p>
      <text:p text:style-name="P40"><text:span text:style-name="T3"><text:s text:c="6"/>su anna</text:span></text:p>
      <text:p text:style-name="P40"><text:span text:style-name="T3"><text:s text:c="6"/>cd</text:span></text:p>
      <text:p text:style-name="P40"><text:span text:style-name="T3"><text:s text:c="6"/>touch employees.txt</text:span></text:p>
      <text:p text:style-name="P40"><text:span text:style-name="T3"><text:s text:c="7"/>chmod </text:span><text:span text:style-name="T18">a+r</text:span><text:span text:style-name="T3"> employees.txt</text:span></text:p>
      <text:p text:style-name="P41"><text:span text:style-name="T3"><text:s text:c="7"/>chmod </text:span><text:span text:style-name="T18">a+w</text:span><text:span text:style-name="T3"> employees.txt</text:span></text:p>
      <text:p text:style-name="P42">8,-<text:span text:style-name="T3"> </text:span><text:span text:style-name="T16">exit</text:span></text:p>
      <text:p text:style-name="P40"><text:span text:style-name="T3"><text:s text:c="6"/>sudo cp /home/anna/employees.txt /home/student/</text:span></text:p>
      <text:p text:style-name="P40"><text:span text:style-name="T3"><text:s text:c="6"/>sudo chown student /home/student/employees.txt</text:span></text:p>
      <text:p text:style-name="P40"><text:span text:style-name="T3"><text:s text:c="6"/>sudo chgrp student /home/student/employees.txt</text:span></text:p>
      <text:p text:style-name="P43">11,-<text:span text:style-name="T3"> exit</text:span></text:p>
      <text:p text:style-name="P43"><text:span text:style-name="T3"><text:s text:c="7"/>$udo adduser jim --ingroup office2</text:span></text:p>
      <text:p text:style-name="P43"><text:span text:style-name="T3"><text:s text:c="7"/>su jim</text:span></text:p>
      <text:p text:style-name="P43"><text:span text:style-name="T3"><text:s text:c="7"/>cd</text:span></text:p>
      <text:p text:style-name="P43"><text:span text:style-name="T3"><text:s text:c="7"/>mkdir shared</text:span></text:p>
      <text:p text:style-name="P43">13,- <text:span text:style-name="T3">chmod -R a+r shared</text:span></text:p>
      <text:p text:style-name="P43">17,- <text:span text:style-name="T3">No. A user cannot see inside a directory if he does not have read permission for it, even if</text:span></text:p>
      <text:p text:style-name="P33">the permissions in the files inside the directory are set to 77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1:20:31.499770237</meta:creation-date>
    <dc:date>2017-09-28T11:13:34.187249932</dc:date>
    <meta:editing-duration>PT3H22M56S</meta:editing-duration>
    <meta:editing-cycles>21</meta:editing-cycles>
    <meta:generator>LibreOffice/5.1.6.2$Linux_X86_64 LibreOffice_project/10m0$Build-2</meta:generator>
    <meta:document-statistic meta:table-count="1" meta:image-count="0" meta:object-count="0" meta:page-count="4" meta:paragraph-count="149" meta:word-count="685" meta:character-count="4281" meta:non-whitespace-character-count="3516"/>
  </office:meta>
</office:document-meta>
</file>